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16374" table:default-cell-style-name="ce26"/>
        <table:table-column table:style-name="co10" table:default-cell-style-name="ce32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8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number-columns-repeated="2" table:default-cell-style-name="ce38"/>
        <table:table-column table:style-name="co16" table:number-columns-repeated="16376" table:default-cell-style-name="ce32"/>
        <table:table-column table:style-name="co10" table:default-cell-style-name="ce3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2"/>
        <table:table-column table:style-name="co23" table:default-cell-style-name="ce32"/>
        <table:table-column table:style-name="co10" table:number-columns-repeated="16377" table:default-cell-style-name="ce3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7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7:43:34.59453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2T19:05:12.746358229</dc:date>
    <meta:editing-cycles>806</meta:editing-cycles>
    <meta:editing-duration>P4DT14H54M51S</meta:editing-duration>
    <meta:generator>LibreOffice/24.8.0.3$Linux_X86_64 LibreOffice_project/480$Build-3</meta:generator>
    <meta:document-statistic meta:table-count="3" meta:cell-count="4702" meta:object-count="0"/>
    <meta:user-defined meta:name="AppVersion">15.0000</meta:user-defined>
  </office:meta>
</office:document-meta>
</file>